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Hypotenu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C$2]^2+[.$B3]^2)^0.5" office:value-type="float" office:value="1.4142135623731">
            <text:p>1.4142135624</text:p>
          </table:table-cell>
          <table:table-cell table:formula="of:=([.D$2]^2+[.$B3]^2)^0.5" office:value-type="float" office:value="2.23606797749979">
            <text:p>2.2360679775</text:p>
          </table:table-cell>
          <table:table-cell table:formula="of:=([.E$2]^2+[.$B3]^2)^0.5" office:value-type="float" office:value="3.16227766016838">
            <text:p>3.1622776602</text:p>
          </table:table-cell>
          <table:table-cell table:formula="of:=([.F$2]^2+[.$B3]^2)^0.5" office:value-type="float" office:value="4.12310562561766">
            <text:p>4.1231056256</text:p>
          </table:table-cell>
          <table:table-cell table:formula="of:=([.G$2]^2+[.$B3]^2)^0.5" office:value-type="float" office:value="5.09901951359278">
            <text:p>5.0990195136</text:p>
          </table:table-cell>
          <table:table-cell table:formula="of:=([.H$2]^2+[.$B3]^2)^0.5" office:value-type="float" office:value="6.08276253029822">
            <text:p>6.0827625303</text:p>
          </table:table-cell>
          <table:table-cell table:formula="of:=([.I$2]^2+[.$B3]^2)^0.5" office:value-type="float" office:value="7.07106781186548">
            <text:p>7.0710678119</text:p>
          </table:table-cell>
          <table:table-cell table:formula="of:=([.J$2]^2+[.$B3]^2)^0.5" office:value-type="float" office:value="8.06225774829855">
            <text:p>8.0622577483</text:p>
          </table:table-cell>
          <table:table-cell table:formula="of:=([.K$2]^2+[.$B3]^2)^0.5" office:value-type="float" office:value="9.05538513813742">
            <text:p>9.0553851381</text:p>
          </table:table-cell>
          <table:table-cell table:formula="of:=([.L$2]^2+[.$B3]^2)^0.5" office:value-type="float" office:value="10.0498756211209">
            <text:p>10.049875621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C$2]^2+[.$B4]^2)^0.5" office:value-type="float" office:value="2.23606797749979">
            <text:p>2.2360679775</text:p>
          </table:table-cell>
          <table:table-cell table:formula="of:=([.D$2]^2+[.$B4]^2)^0.5" office:value-type="float" office:value="2.82842712474619">
            <text:p>2.8284271247</text:p>
          </table:table-cell>
          <table:table-cell table:formula="of:=([.E$2]^2+[.$B4]^2)^0.5" office:value-type="float" office:value="3.60555127546399">
            <text:p>3.6055512755</text:p>
          </table:table-cell>
          <table:table-cell table:formula="of:=([.F$2]^2+[.$B4]^2)^0.5" office:value-type="float" office:value="4.47213595499958">
            <text:p>4.472135955</text:p>
          </table:table-cell>
          <table:table-cell table:formula="of:=([.G$2]^2+[.$B4]^2)^0.5" office:value-type="float" office:value="5.3851648071345">
            <text:p>5.3851648071</text:p>
          </table:table-cell>
          <table:table-cell table:formula="of:=([.H$2]^2+[.$B4]^2)^0.5" office:value-type="float" office:value="6.32455532033676">
            <text:p>6.3245553203</text:p>
          </table:table-cell>
          <table:table-cell table:formula="of:=([.I$2]^2+[.$B4]^2)^0.5" office:value-type="float" office:value="7.28010988928052">
            <text:p>7.2801098893</text:p>
          </table:table-cell>
          <table:table-cell table:formula="of:=([.J$2]^2+[.$B4]^2)^0.5" office:value-type="float" office:value="8.24621125123532">
            <text:p>8.2462112512</text:p>
          </table:table-cell>
          <table:table-cell table:formula="of:=([.K$2]^2+[.$B4]^2)^0.5" office:value-type="float" office:value="9.21954445729289">
            <text:p>9.2195444573</text:p>
          </table:table-cell>
          <table:table-cell table:formula="of:=([.L$2]^2+[.$B4]^2)^0.5" office:value-type="float" office:value="10.1980390271856">
            <text:p>10.198039027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C$2]^2+[.$B5]^2)^0.5" office:value-type="float" office:value="3.16227766016838">
            <text:p>3.1622776602</text:p>
          </table:table-cell>
          <table:table-cell table:formula="of:=([.D$2]^2+[.$B5]^2)^0.5" office:value-type="float" office:value="3.60555127546399">
            <text:p>3.6055512755</text:p>
          </table:table-cell>
          <table:table-cell table:formula="of:=([.E$2]^2+[.$B5]^2)^0.5" office:value-type="float" office:value="4.24264068711929">
            <text:p>4.2426406871</text:p>
          </table:table-cell>
          <table:table-cell table:formula="of:=([.F$2]^2+[.$B5]^2)^0.5" office:value-type="float" office:value="5">
            <text:p>5</text:p>
          </table:table-cell>
          <table:table-cell table:formula="of:=([.G$2]^2+[.$B5]^2)^0.5" office:value-type="float" office:value="5.8309518948453">
            <text:p>5.8309518948</text:p>
          </table:table-cell>
          <table:table-cell table:formula="of:=([.H$2]^2+[.$B5]^2)^0.5" office:value-type="float" office:value="6.70820393249937">
            <text:p>6.7082039325</text:p>
          </table:table-cell>
          <table:table-cell table:formula="of:=([.I$2]^2+[.$B5]^2)^0.5" office:value-type="float" office:value="7.61577310586391">
            <text:p>7.6157731059</text:p>
          </table:table-cell>
          <table:table-cell table:formula="of:=([.J$2]^2+[.$B5]^2)^0.5" office:value-type="float" office:value="8.54400374531753">
            <text:p>8.5440037453</text:p>
          </table:table-cell>
          <table:table-cell table:formula="of:=([.K$2]^2+[.$B5]^2)^0.5" office:value-type="float" office:value="9.48683298050514">
            <text:p>9.4868329805</text:p>
          </table:table-cell>
          <table:table-cell table:formula="of:=([.L$2]^2+[.$B5]^2)^0.5" office:value-type="float" office:value="10.4403065089106">
            <text:p>10.440306508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C$2]^2+[.$B6]^2)^0.5" office:value-type="float" office:value="4.12310562561766">
            <text:p>4.1231056256</text:p>
          </table:table-cell>
          <table:table-cell table:formula="of:=([.D$2]^2+[.$B6]^2)^0.5" office:value-type="float" office:value="4.47213595499958">
            <text:p>4.472135955</text:p>
          </table:table-cell>
          <table:table-cell table:formula="of:=([.E$2]^2+[.$B6]^2)^0.5" office:value-type="float" office:value="5">
            <text:p>5</text:p>
          </table:table-cell>
          <table:table-cell table:formula="of:=([.F$2]^2+[.$B6]^2)^0.5" office:value-type="float" office:value="5.65685424949238">
            <text:p>5.6568542495</text:p>
          </table:table-cell>
          <table:table-cell table:formula="of:=([.G$2]^2+[.$B6]^2)^0.5" office:value-type="float" office:value="6.40312423743285">
            <text:p>6.4031242374</text:p>
          </table:table-cell>
          <table:table-cell table:formula="of:=([.H$2]^2+[.$B6]^2)^0.5" office:value-type="float" office:value="7.21110255092798">
            <text:p>7.2111025509</text:p>
          </table:table-cell>
          <table:table-cell table:formula="of:=([.I$2]^2+[.$B6]^2)^0.5" office:value-type="float" office:value="8.06225774829855">
            <text:p>8.0622577483</text:p>
          </table:table-cell>
          <table:table-cell table:formula="of:=([.J$2]^2+[.$B6]^2)^0.5" office:value-type="float" office:value="8.94427190999916">
            <text:p>8.94427191</text:p>
          </table:table-cell>
          <table:table-cell table:formula="of:=([.K$2]^2+[.$B6]^2)^0.5" office:value-type="float" office:value="9.8488578017961">
            <text:p>9.8488578018</text:p>
          </table:table-cell>
          <table:table-cell table:formula="of:=([.L$2]^2+[.$B6]^2)^0.5" office:value-type="float" office:value="10.770329614269">
            <text:p>10.770329614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C$2]^2+[.$B7]^2)^0.5" office:value-type="float" office:value="5.09901951359278">
            <text:p>5.0990195136</text:p>
          </table:table-cell>
          <table:table-cell table:formula="of:=([.D$2]^2+[.$B7]^2)^0.5" office:value-type="float" office:value="5.3851648071345">
            <text:p>5.3851648071</text:p>
          </table:table-cell>
          <table:table-cell table:formula="of:=([.E$2]^2+[.$B7]^2)^0.5" office:value-type="float" office:value="5.8309518948453">
            <text:p>5.8309518948</text:p>
          </table:table-cell>
          <table:table-cell table:formula="of:=([.F$2]^2+[.$B7]^2)^0.5" office:value-type="float" office:value="6.40312423743285">
            <text:p>6.4031242374</text:p>
          </table:table-cell>
          <table:table-cell table:formula="of:=([.G$2]^2+[.$B7]^2)^0.5" office:value-type="float" office:value="7.07106781186548">
            <text:p>7.0710678119</text:p>
          </table:table-cell>
          <table:table-cell table:formula="of:=([.H$2]^2+[.$B7]^2)^0.5" office:value-type="float" office:value="7.81024967590665">
            <text:p>7.8102496759</text:p>
          </table:table-cell>
          <table:table-cell table:formula="of:=([.I$2]^2+[.$B7]^2)^0.5" office:value-type="float" office:value="8.60232526704263">
            <text:p>8.602325267</text:p>
          </table:table-cell>
          <table:table-cell table:formula="of:=([.J$2]^2+[.$B7]^2)^0.5" office:value-type="float" office:value="9.4339811320566">
            <text:p>9.4339811321</text:p>
          </table:table-cell>
          <table:table-cell table:formula="of:=([.K$2]^2+[.$B7]^2)^0.5" office:value-type="float" office:value="10.295630140987">
            <text:p>10.295630141</text:p>
          </table:table-cell>
          <table:table-cell table:formula="of:=([.L$2]^2+[.$B7]^2)^0.5" office:value-type="float" office:value="11.180339887499">
            <text:p>11.180339887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C$2]^2+[.$B8]^2)^0.5" office:value-type="float" office:value="6.08276253029822">
            <text:p>6.0827625303</text:p>
          </table:table-cell>
          <table:table-cell table:formula="of:=([.D$2]^2+[.$B8]^2)^0.5" office:value-type="float" office:value="6.32455532033676">
            <text:p>6.3245553203</text:p>
          </table:table-cell>
          <table:table-cell table:formula="of:=([.E$2]^2+[.$B8]^2)^0.5" office:value-type="float" office:value="6.70820393249937">
            <text:p>6.7082039325</text:p>
          </table:table-cell>
          <table:table-cell table:formula="of:=([.F$2]^2+[.$B8]^2)^0.5" office:value-type="float" office:value="7.21110255092798">
            <text:p>7.2111025509</text:p>
          </table:table-cell>
          <table:table-cell table:formula="of:=([.G$2]^2+[.$B8]^2)^0.5" office:value-type="float" office:value="7.81024967590665">
            <text:p>7.8102496759</text:p>
          </table:table-cell>
          <table:table-cell table:formula="of:=([.H$2]^2+[.$B8]^2)^0.5" office:value-type="float" office:value="8.48528137423857">
            <text:p>8.4852813742</text:p>
          </table:table-cell>
          <table:table-cell table:formula="of:=([.I$2]^2+[.$B8]^2)^0.5" office:value-type="float" office:value="9.21954445729289">
            <text:p>9.2195444573</text:p>
          </table:table-cell>
          <table:table-cell table:formula="of:=([.J$2]^2+[.$B8]^2)^0.5" office:value-type="float" office:value="10">
            <text:p>10</text:p>
          </table:table-cell>
          <table:table-cell table:formula="of:=([.K$2]^2+[.$B8]^2)^0.5" office:value-type="float" office:value="10.816653826392">
            <text:p>10.8166538264</text:p>
          </table:table-cell>
          <table:table-cell table:formula="of:=([.L$2]^2+[.$B8]^2)^0.5" office:value-type="float" office:value="11.6619037896906">
            <text:p>11.661903789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C$2]^2+[.$B9]^2)^0.5" office:value-type="float" office:value="7.07106781186548">
            <text:p>7.0710678119</text:p>
          </table:table-cell>
          <table:table-cell table:formula="of:=([.D$2]^2+[.$B9]^2)^0.5" office:value-type="float" office:value="7.28010988928052">
            <text:p>7.2801098893</text:p>
          </table:table-cell>
          <table:table-cell table:formula="of:=([.E$2]^2+[.$B9]^2)^0.5" office:value-type="float" office:value="7.61577310586391">
            <text:p>7.6157731059</text:p>
          </table:table-cell>
          <table:table-cell table:formula="of:=([.F$2]^2+[.$B9]^2)^0.5" office:value-type="float" office:value="8.06225774829855">
            <text:p>8.0622577483</text:p>
          </table:table-cell>
          <table:table-cell table:formula="of:=([.G$2]^2+[.$B9]^2)^0.5" office:value-type="float" office:value="8.60232526704263">
            <text:p>8.602325267</text:p>
          </table:table-cell>
          <table:table-cell table:formula="of:=([.H$2]^2+[.$B9]^2)^0.5" office:value-type="float" office:value="9.21954445729289">
            <text:p>9.2195444573</text:p>
          </table:table-cell>
          <table:table-cell table:formula="of:=([.I$2]^2+[.$B9]^2)^0.5" office:value-type="float" office:value="9.89949493661167">
            <text:p>9.8994949366</text:p>
          </table:table-cell>
          <table:table-cell table:formula="of:=([.J$2]^2+[.$B9]^2)^0.5" office:value-type="float" office:value="10.6301458127347">
            <text:p>10.6301458127</text:p>
          </table:table-cell>
          <table:table-cell table:formula="of:=([.K$2]^2+[.$B9]^2)^0.5" office:value-type="float" office:value="11.4017542509914">
            <text:p>11.401754251</text:p>
          </table:table-cell>
          <table:table-cell table:formula="of:=([.L$2]^2+[.$B9]^2)^0.5" office:value-type="float" office:value="12.2065556157337">
            <text:p>12.206555615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C$2]^2+[.$B10]^2)^0.5" office:value-type="float" office:value="8.06225774829855">
            <text:p>8.0622577483</text:p>
          </table:table-cell>
          <table:table-cell table:formula="of:=([.D$2]^2+[.$B10]^2)^0.5" office:value-type="float" office:value="8.24621125123532">
            <text:p>8.2462112512</text:p>
          </table:table-cell>
          <table:table-cell table:formula="of:=([.E$2]^2+[.$B10]^2)^0.5" office:value-type="float" office:value="8.54400374531753">
            <text:p>8.5440037453</text:p>
          </table:table-cell>
          <table:table-cell table:formula="of:=([.F$2]^2+[.$B10]^2)^0.5" office:value-type="float" office:value="8.94427190999916">
            <text:p>8.94427191</text:p>
          </table:table-cell>
          <table:table-cell table:formula="of:=([.G$2]^2+[.$B10]^2)^0.5" office:value-type="float" office:value="9.4339811320566">
            <text:p>9.4339811321</text:p>
          </table:table-cell>
          <table:table-cell table:formula="of:=([.H$2]^2+[.$B10]^2)^0.5" office:value-type="float" office:value="10">
            <text:p>10</text:p>
          </table:table-cell>
          <table:table-cell table:formula="of:=([.I$2]^2+[.$B10]^2)^0.5" office:value-type="float" office:value="10.6301458127347">
            <text:p>10.6301458127</text:p>
          </table:table-cell>
          <table:table-cell table:formula="of:=([.J$2]^2+[.$B10]^2)^0.5" office:value-type="float" office:value="11.3137084989848">
            <text:p>11.313708499</text:p>
          </table:table-cell>
          <table:table-cell table:formula="of:=([.K$2]^2+[.$B10]^2)^0.5" office:value-type="float" office:value="12.0415945787923">
            <text:p>12.0415945788</text:p>
          </table:table-cell>
          <table:table-cell table:formula="of:=([.L$2]^2+[.$B10]^2)^0.5" office:value-type="float" office:value="12.8062484748657">
            <text:p>12.806248474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C$2]^2+[.$B11]^2)^0.5" office:value-type="float" office:value="9.05538513813742">
            <text:p>9.0553851381</text:p>
          </table:table-cell>
          <table:table-cell table:formula="of:=([.D$2]^2+[.$B11]^2)^0.5" office:value-type="float" office:value="9.21954445729289">
            <text:p>9.2195444573</text:p>
          </table:table-cell>
          <table:table-cell table:formula="of:=([.E$2]^2+[.$B11]^2)^0.5" office:value-type="float" office:value="9.48683298050514">
            <text:p>9.4868329805</text:p>
          </table:table-cell>
          <table:table-cell table:formula="of:=([.F$2]^2+[.$B11]^2)^0.5" office:value-type="float" office:value="9.8488578017961">
            <text:p>9.8488578018</text:p>
          </table:table-cell>
          <table:table-cell table:formula="of:=([.G$2]^2+[.$B11]^2)^0.5" office:value-type="float" office:value="10.295630140987">
            <text:p>10.295630141</text:p>
          </table:table-cell>
          <table:table-cell table:formula="of:=([.H$2]^2+[.$B11]^2)^0.5" office:value-type="float" office:value="10.816653826392">
            <text:p>10.8166538264</text:p>
          </table:table-cell>
          <table:table-cell table:formula="of:=([.I$2]^2+[.$B11]^2)^0.5" office:value-type="float" office:value="11.4017542509914">
            <text:p>11.401754251</text:p>
          </table:table-cell>
          <table:table-cell table:formula="of:=([.J$2]^2+[.$B11]^2)^0.5" office:value-type="float" office:value="12.0415945787923">
            <text:p>12.0415945788</text:p>
          </table:table-cell>
          <table:table-cell table:formula="of:=([.K$2]^2+[.$B11]^2)^0.5" office:value-type="float" office:value="12.7279220613579">
            <text:p>12.7279220614</text:p>
          </table:table-cell>
          <table:table-cell table:formula="of:=([.L$2]^2+[.$B11]^2)^0.5" office:value-type="float" office:value="13.4536240470737">
            <text:p>13.453624047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[.C$2]^2+[.$B12]^2)^0.5" office:value-type="float" office:value="10.0498756211209">
            <text:p>10.0498756211</text:p>
          </table:table-cell>
          <table:table-cell table:formula="of:=([.D$2]^2+[.$B12]^2)^0.5" office:value-type="float" office:value="10.1980390271856">
            <text:p>10.1980390272</text:p>
          </table:table-cell>
          <table:table-cell table:formula="of:=([.E$2]^2+[.$B12]^2)^0.5" office:value-type="float" office:value="10.4403065089106">
            <text:p>10.4403065089</text:p>
          </table:table-cell>
          <table:table-cell table:formula="of:=([.F$2]^2+[.$B12]^2)^0.5" office:value-type="float" office:value="10.770329614269">
            <text:p>10.7703296143</text:p>
          </table:table-cell>
          <table:table-cell table:formula="of:=([.G$2]^2+[.$B12]^2)^0.5" office:value-type="float" office:value="11.180339887499">
            <text:p>11.1803398875</text:p>
          </table:table-cell>
          <table:table-cell table:formula="of:=([.H$2]^2+[.$B12]^2)^0.5" office:value-type="float" office:value="11.6619037896906">
            <text:p>11.6619037897</text:p>
          </table:table-cell>
          <table:table-cell table:formula="of:=([.I$2]^2+[.$B12]^2)^0.5" office:value-type="float" office:value="12.2065556157337">
            <text:p>12.2065556157</text:p>
          </table:table-cell>
          <table:table-cell table:formula="of:=([.J$2]^2+[.$B12]^2)^0.5" office:value-type="float" office:value="12.8062484748657">
            <text:p>12.8062484749</text:p>
          </table:table-cell>
          <table:table-cell table:formula="of:=([.K$2]^2+[.$B12]^2)^0.5" office:value-type="float" office:value="13.4536240470737">
            <text:p>13.4536240471</text:p>
          </table:table-cell>
          <table:table-cell table:formula="of:=([.L$2]^2+[.$B12]^2)^0.5" office:value-type="float" office:value="14.142135623731">
            <text:p>14.142135623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Hypotenu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ROUND(([.C$2]^2+[.$B15]^2)^0.5)" office:value-type="float" office:value="1">
            <text:p>1</text:p>
          </table:table-cell>
          <table:table-cell table:formula="of:=ROUND(([.D$2]^2+[.$B15]^2)^0.5)" office:value-type="float" office:value="2">
            <text:p>2</text:p>
          </table:table-cell>
          <table:table-cell table:formula="of:=ROUND(([.E$2]^2+[.$B15]^2)^0.5)" office:value-type="float" office:value="3">
            <text:p>3</text:p>
          </table:table-cell>
          <table:table-cell table:formula="of:=ROUND(([.F$2]^2+[.$B15]^2)^0.5)" office:value-type="float" office:value="4">
            <text:p>4</text:p>
          </table:table-cell>
          <table:table-cell table:formula="of:=ROUND(([.G$2]^2+[.$B15]^2)^0.5)" office:value-type="float" office:value="5">
            <text:p>5</text:p>
          </table:table-cell>
          <table:table-cell table:formula="of:=ROUND(([.H$2]^2+[.$B15]^2)^0.5)" office:value-type="float" office:value="6">
            <text:p>6</text:p>
          </table:table-cell>
          <table:table-cell table:formula="of:=ROUND(([.I$2]^2+[.$B15]^2)^0.5)" office:value-type="float" office:value="7">
            <text:p>7</text:p>
          </table:table-cell>
          <table:table-cell table:formula="of:=ROUND(([.J$2]^2+[.$B15]^2)^0.5)" office:value-type="float" office:value="8">
            <text:p>8</text:p>
          </table:table-cell>
          <table:table-cell table:formula="of:=ROUND(([.K$2]^2+[.$B15]^2)^0.5)" office:value-type="float" office:value="9">
            <text:p>9</text:p>
          </table:table-cell>
          <table:table-cell table:formula="of:=ROUND(([.L$2]^2+[.$B15]^2)^0.5)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ROUND(([.C$2]^2+[.$B16]^2)^0.5)" office:value-type="float" office:value="2">
            <text:p>2</text:p>
          </table:table-cell>
          <table:table-cell table:formula="of:=ROUND(([.D$2]^2+[.$B16]^2)^0.5)" office:value-type="float" office:value="3">
            <text:p>3</text:p>
          </table:table-cell>
          <table:table-cell table:formula="of:=ROUND(([.E$2]^2+[.$B16]^2)^0.5)" office:value-type="float" office:value="4">
            <text:p>4</text:p>
          </table:table-cell>
          <table:table-cell table:formula="of:=ROUND(([.F$2]^2+[.$B16]^2)^0.5)" office:value-type="float" office:value="4">
            <text:p>4</text:p>
          </table:table-cell>
          <table:table-cell table:formula="of:=ROUND(([.G$2]^2+[.$B16]^2)^0.5)" office:value-type="float" office:value="5">
            <text:p>5</text:p>
          </table:table-cell>
          <table:table-cell table:formula="of:=ROUND(([.H$2]^2+[.$B16]^2)^0.5)" office:value-type="float" office:value="6">
            <text:p>6</text:p>
          </table:table-cell>
          <table:table-cell table:formula="of:=ROUND(([.I$2]^2+[.$B16]^2)^0.5)" office:value-type="float" office:value="7">
            <text:p>7</text:p>
          </table:table-cell>
          <table:table-cell table:formula="of:=ROUND(([.J$2]^2+[.$B16]^2)^0.5)" office:value-type="float" office:value="8">
            <text:p>8</text:p>
          </table:table-cell>
          <table:table-cell table:formula="of:=ROUND(([.K$2]^2+[.$B16]^2)^0.5)" office:value-type="float" office:value="9">
            <text:p>9</text:p>
          </table:table-cell>
          <table:table-cell table:formula="of:=ROUND(([.L$2]^2+[.$B16]^2)^0.5)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ROUND(([.C$2]^2+[.$B17]^2)^0.5)" office:value-type="float" office:value="3">
            <text:p>3</text:p>
          </table:table-cell>
          <table:table-cell table:formula="of:=ROUND(([.D$2]^2+[.$B17]^2)^0.5)" office:value-type="float" office:value="4">
            <text:p>4</text:p>
          </table:table-cell>
          <table:table-cell table:formula="of:=ROUND(([.E$2]^2+[.$B17]^2)^0.5)" office:value-type="float" office:value="4">
            <text:p>4</text:p>
          </table:table-cell>
          <table:table-cell table:formula="of:=ROUND(([.F$2]^2+[.$B17]^2)^0.5)" office:value-type="float" office:value="5">
            <text:p>5</text:p>
          </table:table-cell>
          <table:table-cell table:formula="of:=ROUND(([.G$2]^2+[.$B17]^2)^0.5)" office:value-type="float" office:value="6">
            <text:p>6</text:p>
          </table:table-cell>
          <table:table-cell table:formula="of:=ROUND(([.H$2]^2+[.$B17]^2)^0.5)" office:value-type="float" office:value="7">
            <text:p>7</text:p>
          </table:table-cell>
          <table:table-cell table:formula="of:=ROUND(([.I$2]^2+[.$B17]^2)^0.5)" office:value-type="float" office:value="8">
            <text:p>8</text:p>
          </table:table-cell>
          <table:table-cell table:formula="of:=ROUND(([.J$2]^2+[.$B17]^2)^0.5)" office:value-type="float" office:value="9">
            <text:p>9</text:p>
          </table:table-cell>
          <table:table-cell table:formula="of:=ROUND(([.K$2]^2+[.$B17]^2)^0.5)" office:value-type="float" office:value="9">
            <text:p>9</text:p>
          </table:table-cell>
          <table:table-cell table:formula="of:=ROUND(([.L$2]^2+[.$B17]^2)^0.5)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ROUND(([.C$2]^2+[.$B18]^2)^0.5)" office:value-type="float" office:value="4">
            <text:p>4</text:p>
          </table:table-cell>
          <table:table-cell table:formula="of:=ROUND(([.D$2]^2+[.$B18]^2)^0.5)" office:value-type="float" office:value="4">
            <text:p>4</text:p>
          </table:table-cell>
          <table:table-cell table:formula="of:=ROUND(([.E$2]^2+[.$B18]^2)^0.5)" office:value-type="float" office:value="5">
            <text:p>5</text:p>
          </table:table-cell>
          <table:table-cell table:formula="of:=ROUND(([.F$2]^2+[.$B18]^2)^0.5)" office:value-type="float" office:value="6">
            <text:p>6</text:p>
          </table:table-cell>
          <table:table-cell table:formula="of:=ROUND(([.G$2]^2+[.$B18]^2)^0.5)" office:value-type="float" office:value="6">
            <text:p>6</text:p>
          </table:table-cell>
          <table:table-cell table:formula="of:=ROUND(([.H$2]^2+[.$B18]^2)^0.5)" office:value-type="float" office:value="7">
            <text:p>7</text:p>
          </table:table-cell>
          <table:table-cell table:formula="of:=ROUND(([.I$2]^2+[.$B18]^2)^0.5)" office:value-type="float" office:value="8">
            <text:p>8</text:p>
          </table:table-cell>
          <table:table-cell table:formula="of:=ROUND(([.J$2]^2+[.$B18]^2)^0.5)" office:value-type="float" office:value="9">
            <text:p>9</text:p>
          </table:table-cell>
          <table:table-cell table:formula="of:=ROUND(([.K$2]^2+[.$B18]^2)^0.5)" office:value-type="float" office:value="10">
            <text:p>10</text:p>
          </table:table-cell>
          <table:table-cell table:formula="of:=ROUND(([.L$2]^2+[.$B18]^2)^0.5)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ROUND(([.C$2]^2+[.$B19]^2)^0.5)" office:value-type="float" office:value="5">
            <text:p>5</text:p>
          </table:table-cell>
          <table:table-cell table:formula="of:=ROUND(([.D$2]^2+[.$B19]^2)^0.5)" office:value-type="float" office:value="5">
            <text:p>5</text:p>
          </table:table-cell>
          <table:table-cell table:formula="of:=ROUND(([.E$2]^2+[.$B19]^2)^0.5)" office:value-type="float" office:value="6">
            <text:p>6</text:p>
          </table:table-cell>
          <table:table-cell table:formula="of:=ROUND(([.F$2]^2+[.$B19]^2)^0.5)" office:value-type="float" office:value="6">
            <text:p>6</text:p>
          </table:table-cell>
          <table:table-cell table:formula="of:=ROUND(([.G$2]^2+[.$B19]^2)^0.5)" office:value-type="float" office:value="7">
            <text:p>7</text:p>
          </table:table-cell>
          <table:table-cell table:formula="of:=ROUND(([.H$2]^2+[.$B19]^2)^0.5)" office:value-type="float" office:value="8">
            <text:p>8</text:p>
          </table:table-cell>
          <table:table-cell table:formula="of:=ROUND(([.I$2]^2+[.$B19]^2)^0.5)" office:value-type="float" office:value="9">
            <text:p>9</text:p>
          </table:table-cell>
          <table:table-cell table:formula="of:=ROUND(([.J$2]^2+[.$B19]^2)^0.5)" office:value-type="float" office:value="9">
            <text:p>9</text:p>
          </table:table-cell>
          <table:table-cell table:formula="of:=ROUND(([.K$2]^2+[.$B19]^2)^0.5)" office:value-type="float" office:value="10">
            <text:p>10</text:p>
          </table:table-cell>
          <table:table-cell table:formula="of:=ROUND(([.L$2]^2+[.$B19]^2)^0.5)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ROUND(([.C$2]^2+[.$B20]^2)^0.5)" office:value-type="float" office:value="6">
            <text:p>6</text:p>
          </table:table-cell>
          <table:table-cell table:formula="of:=ROUND(([.D$2]^2+[.$B20]^2)^0.5)" office:value-type="float" office:value="6">
            <text:p>6</text:p>
          </table:table-cell>
          <table:table-cell table:formula="of:=ROUND(([.E$2]^2+[.$B20]^2)^0.5)" office:value-type="float" office:value="7">
            <text:p>7</text:p>
          </table:table-cell>
          <table:table-cell table:formula="of:=ROUND(([.F$2]^2+[.$B20]^2)^0.5)" office:value-type="float" office:value="7">
            <text:p>7</text:p>
          </table:table-cell>
          <table:table-cell table:formula="of:=ROUND(([.G$2]^2+[.$B20]^2)^0.5)" office:value-type="float" office:value="8">
            <text:p>8</text:p>
          </table:table-cell>
          <table:table-cell table:formula="of:=ROUND(([.H$2]^2+[.$B20]^2)^0.5)" office:value-type="float" office:value="8">
            <text:p>8</text:p>
          </table:table-cell>
          <table:table-cell table:formula="of:=ROUND(([.I$2]^2+[.$B20]^2)^0.5)" office:value-type="float" office:value="9">
            <text:p>9</text:p>
          </table:table-cell>
          <table:table-cell table:formula="of:=ROUND(([.J$2]^2+[.$B20]^2)^0.5)" office:value-type="float" office:value="10">
            <text:p>10</text:p>
          </table:table-cell>
          <table:table-cell table:formula="of:=ROUND(([.K$2]^2+[.$B20]^2)^0.5)" office:value-type="float" office:value="11">
            <text:p>11</text:p>
          </table:table-cell>
          <table:table-cell table:formula="of:=ROUND(([.L$2]^2+[.$B20]^2)^0.5)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ROUND(([.C$2]^2+[.$B21]^2)^0.5)" office:value-type="float" office:value="7">
            <text:p>7</text:p>
          </table:table-cell>
          <table:table-cell table:formula="of:=ROUND(([.D$2]^2+[.$B21]^2)^0.5)" office:value-type="float" office:value="7">
            <text:p>7</text:p>
          </table:table-cell>
          <table:table-cell table:formula="of:=ROUND(([.E$2]^2+[.$B21]^2)^0.5)" office:value-type="float" office:value="8">
            <text:p>8</text:p>
          </table:table-cell>
          <table:table-cell table:formula="of:=ROUND(([.F$2]^2+[.$B21]^2)^0.5)" office:value-type="float" office:value="8">
            <text:p>8</text:p>
          </table:table-cell>
          <table:table-cell table:formula="of:=ROUND(([.G$2]^2+[.$B21]^2)^0.5)" office:value-type="float" office:value="9">
            <text:p>9</text:p>
          </table:table-cell>
          <table:table-cell table:formula="of:=ROUND(([.H$2]^2+[.$B21]^2)^0.5)" office:value-type="float" office:value="9">
            <text:p>9</text:p>
          </table:table-cell>
          <table:table-cell table:formula="of:=ROUND(([.I$2]^2+[.$B21]^2)^0.5)" office:value-type="float" office:value="10">
            <text:p>10</text:p>
          </table:table-cell>
          <table:table-cell table:formula="of:=ROUND(([.J$2]^2+[.$B21]^2)^0.5)" office:value-type="float" office:value="11">
            <text:p>11</text:p>
          </table:table-cell>
          <table:table-cell table:formula="of:=ROUND(([.K$2]^2+[.$B21]^2)^0.5)" office:value-type="float" office:value="11">
            <text:p>11</text:p>
          </table:table-cell>
          <table:table-cell table:formula="of:=ROUND(([.L$2]^2+[.$B21]^2)^0.5)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ROUND(([.C$2]^2+[.$B22]^2)^0.5)" office:value-type="float" office:value="8">
            <text:p>8</text:p>
          </table:table-cell>
          <table:table-cell table:formula="of:=ROUND(([.D$2]^2+[.$B22]^2)^0.5)" office:value-type="float" office:value="8">
            <text:p>8</text:p>
          </table:table-cell>
          <table:table-cell table:formula="of:=ROUND(([.E$2]^2+[.$B22]^2)^0.5)" office:value-type="float" office:value="9">
            <text:p>9</text:p>
          </table:table-cell>
          <table:table-cell table:formula="of:=ROUND(([.F$2]^2+[.$B22]^2)^0.5)" office:value-type="float" office:value="9">
            <text:p>9</text:p>
          </table:table-cell>
          <table:table-cell table:formula="of:=ROUND(([.G$2]^2+[.$B22]^2)^0.5)" office:value-type="float" office:value="9">
            <text:p>9</text:p>
          </table:table-cell>
          <table:table-cell table:formula="of:=ROUND(([.H$2]^2+[.$B22]^2)^0.5)" office:value-type="float" office:value="10">
            <text:p>10</text:p>
          </table:table-cell>
          <table:table-cell table:formula="of:=ROUND(([.I$2]^2+[.$B22]^2)^0.5)" office:value-type="float" office:value="11">
            <text:p>11</text:p>
          </table:table-cell>
          <table:table-cell table:formula="of:=ROUND(([.J$2]^2+[.$B22]^2)^0.5)" office:value-type="float" office:value="11">
            <text:p>11</text:p>
          </table:table-cell>
          <table:table-cell table:formula="of:=ROUND(([.K$2]^2+[.$B22]^2)^0.5)" office:value-type="float" office:value="12">
            <text:p>12</text:p>
          </table:table-cell>
          <table:table-cell table:formula="of:=ROUND(([.L$2]^2+[.$B22]^2)^0.5)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ROUND(([.C$2]^2+[.$B23]^2)^0.5)" office:value-type="float" office:value="9">
            <text:p>9</text:p>
          </table:table-cell>
          <table:table-cell table:formula="of:=ROUND(([.D$2]^2+[.$B23]^2)^0.5)" office:value-type="float" office:value="9">
            <text:p>9</text:p>
          </table:table-cell>
          <table:table-cell table:formula="of:=ROUND(([.E$2]^2+[.$B23]^2)^0.5)" office:value-type="float" office:value="9">
            <text:p>9</text:p>
          </table:table-cell>
          <table:table-cell table:formula="of:=ROUND(([.F$2]^2+[.$B23]^2)^0.5)" office:value-type="float" office:value="10">
            <text:p>10</text:p>
          </table:table-cell>
          <table:table-cell table:formula="of:=ROUND(([.G$2]^2+[.$B23]^2)^0.5)" office:value-type="float" office:value="10">
            <text:p>10</text:p>
          </table:table-cell>
          <table:table-cell table:formula="of:=ROUND(([.H$2]^2+[.$B23]^2)^0.5)" office:value-type="float" office:value="11">
            <text:p>11</text:p>
          </table:table-cell>
          <table:table-cell table:formula="of:=ROUND(([.I$2]^2+[.$B23]^2)^0.5)" office:value-type="float" office:value="11">
            <text:p>11</text:p>
          </table:table-cell>
          <table:table-cell table:formula="of:=ROUND(([.J$2]^2+[.$B23]^2)^0.5)" office:value-type="float" office:value="12">
            <text:p>12</text:p>
          </table:table-cell>
          <table:table-cell table:formula="of:=ROUND(([.K$2]^2+[.$B23]^2)^0.5)" office:value-type="float" office:value="13">
            <text:p>13</text:p>
          </table:table-cell>
          <table:table-cell table:formula="of:=ROUND(([.L$2]^2+[.$B23]^2)^0.5)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ROUND(([.C$2]^2+[.$B24]^2)^0.5)" office:value-type="float" office:value="10">
            <text:p>10</text:p>
          </table:table-cell>
          <table:table-cell table:formula="of:=ROUND(([.D$2]^2+[.$B24]^2)^0.5)" office:value-type="float" office:value="10">
            <text:p>10</text:p>
          </table:table-cell>
          <table:table-cell table:formula="of:=ROUND(([.E$2]^2+[.$B24]^2)^0.5)" office:value-type="float" office:value="10">
            <text:p>10</text:p>
          </table:table-cell>
          <table:table-cell table:formula="of:=ROUND(([.F$2]^2+[.$B24]^2)^0.5)" office:value-type="float" office:value="11">
            <text:p>11</text:p>
          </table:table-cell>
          <table:table-cell table:formula="of:=ROUND(([.G$2]^2+[.$B24]^2)^0.5)" office:value-type="float" office:value="11">
            <text:p>11</text:p>
          </table:table-cell>
          <table:table-cell table:formula="of:=ROUND(([.H$2]^2+[.$B24]^2)^0.5)" office:value-type="float" office:value="12">
            <text:p>12</text:p>
          </table:table-cell>
          <table:table-cell table:formula="of:=ROUND(([.I$2]^2+[.$B24]^2)^0.5)" office:value-type="float" office:value="12">
            <text:p>12</text:p>
          </table:table-cell>
          <table:table-cell table:formula="of:=ROUND(([.J$2]^2+[.$B24]^2)^0.5)" office:value-type="float" office:value="13">
            <text:p>13</text:p>
          </table:table-cell>
          <table:table-cell table:formula="of:=ROUND(([.K$2]^2+[.$B24]^2)^0.5)" office:value-type="float" office:value="13">
            <text:p>13</text:p>
          </table:table-cell>
          <table:table-cell table:formula="of:=ROUND(([.L$2]^2+[.$B24]^2)^0.5)" office:value-type="float" office:value="14">
            <text:p>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1/13/2017</text:date>, <text:time>10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ennis</meta:initial-creator>
    <meta:creation-date>2017-01-12T16:15:52.32</meta:creation-date>
    <dc:date>2017-01-13T10:45:50.55</dc:date>
    <dc:creator>Paul Dennis</dc:creator>
    <meta:editing-duration>PT1H21M29S</meta:editing-duration>
    <meta:editing-cycles>2</meta:editing-cycles>
    <meta:generator>OpenOffice/4.1.0$Win32 OpenOffice.org_project/410m18$Build-9764</meta:generator>
    <meta:document-statistic meta:table-count="3" meta:cell-count="242" meta:object-count="0"/>
  </office:meta>
</office:document-meta>
</file>